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Standard"/>
      <text:p text:style-name="Standard">EcmaScript 6 (ES6) - Released in 2015</text:p>
      <text:p text:style-name="Standard">EcmaScript 5 (ES5) - Released in 2009</text:p>
      <text:p text:style-name="Standard">From then on, JS2016, JS2017....</text:p>
      <text:p text:style-name="Standard"/>
      <text:p text:style-name="Standard">JS2016 and further are not used that much...</text:p>
      <text:p text:style-name="Standard"/>
      <text:p text:style-name="Standard">ES6</text:p>
      <text:p text:style-name="Standard">Even if you are targeting legacy browsers such as IE11, you can still use ES6 with the</text:p>
      <text:p text:style-name="Standard">amazing babel compiler. It is called a “compiler” because it converts ES6 code to ES5</text:p>
      <text:p text:style-name="Standard">code so that as long as your browser can support ES5, you can use ES6 code safe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4T11:21:07.208021620</meta:creation-date>
    <dc:date>2023-09-24T11:21:47.570871033</dc:date>
    <meta:editing-duration>PT41S</meta:editing-duration>
    <meta:editing-cycles>1</meta:editing-cycles>
    <meta:document-statistic meta:table-count="0" meta:image-count="0" meta:object-count="0" meta:page-count="1" meta:paragraph-count="9" meta:word-count="78" meta:character-count="416" meta:non-whitespace-character-count="347"/>
    <meta:generator>LibreOffice/6.4.7.2$Linux_X86_64 LibreOffice_project/40$Build-2</meta:generator>
  </office:meta>
</office:document-meta>
</file>